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Consolas, 'Courier New', Courier, monospace"/>
    <style:font-face style:name="Segoe UI" svg:font-family="'Segoe UI', system-ui, 'Apple Color Emoji', 'Segoe UI Emoji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style:font-name="Menlo" fo:font-size="9.75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Segoe UI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TER USER root IDENTIFIED WITH mysql_native_password BY 'Start2021';</text:p>
      <text:p text:style-name="P2">flush privileges;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Consolas, 'Courier New', Courier, monospace"/>
    <style:font-face style:name="Segoe UI" svg:font-family="'Segoe UI', system-ui, 'Apple Color Emoji', 'Segoe UI Emoji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09:20:17.895064306</meta:creation-date>
    <dc:date>2021-08-26T09:21:07.802896672</dc:date>
    <meta:editing-duration>PT50S</meta:editing-duration>
    <meta:editing-cycles>1</meta:editing-cycles>
    <meta:document-statistic meta:table-count="0" meta:image-count="0" meta:object-count="0" meta:page-count="1" meta:paragraph-count="2" meta:word-count="10" meta:character-count="86" meta:non-whitespace-character-count="78"/>
    <meta:generator>LibreOffice/6.4.7.2$Linux_X86_64 LibreOffice_project/40$Build-2</meta:generator>
  </office:meta>
</office:document-meta>
</file>